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d13a0"/>
    </style:style>
    <style:style style:name="P3" style:family="paragraph" style:parent-style-name="Text_20_body">
      <style:text-properties officeooo:rsid="0011f8a4" officeooo:paragraph-rsid="0011f8a4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3">
      <style:text-properties officeooo:rsid="000d13a0" officeooo:paragraph-rsid="000d13a0"/>
    </style:style>
    <style:style style:name="P6" style:family="paragraph" style:parent-style-name="Heading_20_3">
      <style:text-properties officeooo:rsid="0011f8a4" officeooo:paragraph-rsid="0011f8a4"/>
    </style:style>
    <style:style style:name="P7" style:family="paragraph" style:parent-style-name="Text_20_body">
      <style:text-properties fo:language="ru" fo:country="RU" officeooo:rsid="00102e5b" officeooo:paragraph-rsid="000d3c0e"/>
    </style:style>
    <style:style style:name="P8" style:family="paragraph" style:parent-style-name="Text_20_body">
      <style:text-properties officeooo:paragraph-rsid="000d3c0e"/>
    </style:style>
    <style:style style:name="T1" style:family="text">
      <style:text-properties officeooo:rsid="000d13a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13a0"/>
    </style:style>
    <style:style style:name="T4" style:family="text">
      <style:text-properties fo:language="en" fo:country="US" officeooo:rsid="000d3c0e"/>
    </style:style>
    <style:style style:name="T5" style:family="text">
      <style:text-properties fo:language="en" fo:country="US" officeooo:rsid="00102e5b"/>
    </style:style>
    <style:style style:name="T6" style:family="text">
      <style:text-properties fo:language="en" fo:country="US" officeooo:rsid="0012fe36"/>
    </style:style>
    <style:style style:name="T7" style:family="text">
      <style:text-properties fo:language="en" fo:country="US" officeooo:rsid="001404d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d13a0"/>
    </style:style>
    <style:style style:name="T10" style:family="text">
      <style:text-properties fo:language="ru" fo:country="RU" officeooo:rsid="000d3c0e"/>
    </style:style>
    <style:style style:name="T11" style:family="text">
      <style:text-properties fo:language="ru" fo:country="RU" officeooo:rsid="000f164d"/>
    </style:style>
    <style:style style:name="T12" style:family="text">
      <style:text-properties fo:language="ru" fo:country="RU" officeooo:rsid="00102e5b"/>
    </style:style>
    <style:style style:name="T13" style:family="text">
      <style:text-properties fo:language="ru" fo:country="RU" officeooo:rsid="0012fe36"/>
    </style:style>
    <style:style style:name="T14" style:family="text">
      <style:text-properties fo:language="ru" fo:country="RU" officeooo:rsid="001404dc"/>
    </style:style>
    <style:style style:name="T15" style:family="text">
      <style:text-properties fo:language="ru" fo:country="RU" officeooo:rsid="001567a4"/>
    </style:style>
    <style:style style:name="T16" style:family="text">
      <style:text-properties fo:language="ru" fo:country="RU" officeooo:rsid="00169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Инструкция по эксплуатации Информационной Системы «Библиотека»</text:h>
      <text:p text:style-name="P1"/>
      <text:h text:style-name="P5" text:outline-level="3">Сборка программы и выпуск релиза</text:h>
      <text:p text:style-name="P2"><text:span text:style-name="T1">Для сборки программы необходимо в программе </text:span><text:span text:style-name="T3">QT Creator </text:span><text:span text:style-name="T9">открыть проект через файл </text:span><text:span text:style-name="T3">Libary.pro. </text:span><text:span text:style-name="T9">Откроется проект системы со всеми исходными файлами. Слева снизу будет иконка монитора, при нажатии на неё нужно выбрать необходимый вид сборки: Выпуск, Отладка, Профилирование. Что бы собрать проект в выбранном режиме нужно слева внизу нажать на иконку молотка и рядом с папкой проекта появится папка собранного проекта.</text:span></text:p>
      <text:p text:style-name="P8"><text:span text:style-name="T9">Д</text:span><text:span text:style-name="T10">ля сборки выпуска программы необходимо собрать проект в режиме «Выпуск». Далее перейти в папку build-Libary-Desktop_Qt_5_15_1_MinGW_64_bit-Release\release <text:s/>и запустить файл </text:span><text:span text:style-name="T4">Libary.exe. </text:span><text:span text:style-name="T11">Вам выдаст ошибк</text:span><text:span text:style-name="T12">и</text:span><text:span text:style-name="T11"> об отсутсвии необходимых файлов. Все эти файлы необходимо скопировать из </text:span><text:span text:style-name="T12">папки, куда был установлен </text:span><text:span text:style-name="T5">QT: ...</text:span><text:span text:style-name="T12">\QT\5.15.1\mingw81_64\bin. </text:span><text:span text:style-name="T14">Дальше необходимо</text:span><text:span text:style-name="T14"> </text:span><text:span text:style-name="T14">и</text:span><text:span text:style-name="T14">з папки</text:span><text:span text:style-name="T14"> </text:span><text:span text:style-name="T14">...</text:span><text:span text:style-name="T7">\QT\Tools\QTCreator\bin</text:span><text:span text:style-name="T14"> скопировать файл</text:span><text:span text:style-name="T7"> qt.conf</text:span><text:span text:style-name="T14"> в папку с релизом. Из папки </text:span><text:span text:style-name="T7">...\QT\5.15.1\mingw81_64 </text:span><text:span text:style-name="T14">нужно скопировать папку </text:span><text:span text:style-name="T7">plugins.</text:span></text:p>
      <text:p text:style-name="P7"/>
      <text:h text:style-name="P6" text:outline-level="3">Инструкция по настройке и использованию программы</text:h>
      <text:p text:style-name="P3">Первый запуск должен совершить администратор что бы настроить программу. При первом запуске нужно использовать стандартную запись логин: <text:span text:style-name="T2">root </text:span><text:span text:style-name="T8">пароль: 228. Эта запись </text:span><text:span text:style-name="T13">создается при отсутсвии файла с данным о работниках </text:span><text:span text:style-name="T6">workers.bin. </text:span><text:span text:style-name="T13">Так же при утере </text:span><text:span text:style-name="T16">пароля от </text:span><text:span text:style-name="T13">аккаунта администратора или сбою файла, можно удалить файл с данными о работниках</text:span><text:span text:style-name="T6"> workers.bin. </text:span><text:span text:style-name="T15">Рекомендуется после первого запуска программы создать аккаунт администратора с отличными от стандартного данными, что бы повысить безопасность программы. После этих действий можно полноценно пользоваться програмо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07T23:16:58.832000000</dc:date>
    <meta:editing-duration>PT48M32S</meta:editing-duration>
    <meta:editing-cycles>8</meta:editing-cycles>
    <meta:generator>LibreOffice/7.0.1.2$Windows_x86 LibreOffice_project/7cbcfc562f6eb6708b5ff7d7397325de9e764452</meta:generator>
    <meta:document-statistic meta:table-count="0" meta:image-count="0" meta:object-count="0" meta:page-count="1" meta:paragraph-count="6" meta:word-count="209" meta:character-count="1626" meta:non-whitespace-character-count="1422"/>
  </office:meta>
</office:document-meta>
</file>